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322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1.4035in"/>
    </style:style>
    <style:style style:name="co7" style:family="table-column">
      <style:table-column-properties fo:break-before="auto" style:column-width="0.43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1.3516in"/>
    </style:style>
    <style:style style:name="co12" style:family="table-column">
      <style:table-column-properties fo:break-before="auto" style:column-width="0.6417in"/>
    </style:style>
    <style:style style:name="co13" style:family="table-column">
      <style:table-column-properties fo:break-before="auto" style:column-width="0.6638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ccff" fo:border="0.0008in solid #000000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ackground-color="transparent" fo:border="0.0008in solid #000000"/>
    </style:style>
    <style:style style:name="ce8" style:family="table-cell" style:parent-style-name="Default">
      <style:table-cell-properties fo:background-color="transparent" fo:border="0.0008in solid #000000" fo:padding-bottom="0.0193in" fo:padding-left="0.0138in" fo:padding-right="0.0138in" fo:padding-top="0.0193in"/>
    </style:style>
    <style:style style:name="ce9" style:family="table-cell" style:parent-style-name="Default" style:data-style-name="N0"/>
    <style:style style:name="ce10" style:family="table-cell" style:parent-style-name="Default" style:data-style-name="N51">
      <style:table-cell-properties fo:background-color="transparent" fo:border="0.0346in solid #008000" fo:padding-bottom="0.0193in" fo:padding-left="0.0138in" fo:padding-right="0.0138in" fo:padding-top="0.0193in"/>
    </style:style>
    <style:style style:name="ce11" style:family="table-cell" style:parent-style-name="Default" style:data-style-name="N51">
      <style:table-cell-properties fo:border="0.0008in solid #000000"/>
    </style:style>
    <style:style style:name="ce1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>
      <style:table-cell-properties fo:background-color="#99ccff" fo:border="0.0008in solid #000000" fo:padding-bottom="0.0193in" fo:padding-left="0.0138in" fo:padding-right="0.0138in" fo:padding-top="0.0193in"/>
    </style:style>
  </office:automatic-styles>
  <office:body>
    <office:spreadsheet>
      <table:table table:name="OctaveHun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Octave calculator.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2" office:value-type="string">
            <text:p>Description: Calculator for determining combinations of musical notes that could correspond to two timestamps.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2"/>
          <table:table-cell/>
          <table:table-cell table:style-name="Default"/>
          <table:table-cell table:number-columns-repeated="13"/>
        </table:table-row>
        <table:table-row table:style-name="ro2" table:visibility="collapse">
          <table:table-cell table:style-name="ce1"/>
          <table:table-cell table:style-name="ce3" office:value-type="string">
            <text:p>Octave Ratios (used in formula calculations):</text:p>
          </table:table-cell>
          <table:table-cell table:style-name="Default"/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DO:</text:p>
          </table:table-cell>
          <table:table-cell table:style-name="ce9" office:value-type="float" office:value="0">
            <text:p>0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RE:</text:p>
          </table:table-cell>
          <table:table-cell table:style-name="ce9" office:value-type="float" office:value="0.125">
            <text:p>0.12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MI:</text:p>
          </table:table-cell>
          <table:table-cell table:style-name="ce9" office:value-type="float" office:value="0.25">
            <text:p>0.2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FA:</text:p>
          </table:table-cell>
          <table:table-cell table:style-name="ce9" office:value-type="float" office:value="0.33333333333333">
            <text:p>0.3333333333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SO:</text:p>
          </table:table-cell>
          <table:table-cell table:style-name="ce9" office:value-type="float" office:value="0.5">
            <text:p>0.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LA:</text:p>
          </table:table-cell>
          <table:table-cell table:style-name="ce9" office:value-type="float" office:value="0.6666666666666">
            <text:p>0.6666666667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TI:</text:p>
          </table:table-cell>
          <table:table-cell table:style-name="ce9" office:value-type="float" office:value="0.875">
            <text:p>0.87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DO:</text:p>
          </table:table-cell>
          <table:table-cell table:style-name="ce9" office:value-type="float" office:value="1">
            <text:p>1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/>
          <table:table-cell table:style-name="Default"/>
          <table:table-cell table:number-columns-repeated="13"/>
        </table:table-row>
        <table:table-row table:style-name="ro1" table:visibility="collapse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office:value-type="string">
            <text:p>Timestamp1:</text:p>
          </table:table-cell>
          <table:table-cell table:style-name="ce10" office:value-type="date" office:date-value="1926-10-23">
            <text:p>10/23/1926 00:00:00</text:p>
          </table:table-cell>
          <table:table-cell table:style-name="ce13"/>
          <table:table-cell/>
          <table:table-cell table:style-name="ce13"/>
          <table:table-cell table:number-columns-repeated="10"/>
        </table:table-row>
        <table:table-row table:style-name="ro2">
          <table:table-cell/>
          <table:table-cell office:value-type="string">
            <text:p>Timestamp2:</text:p>
          </table:table-cell>
          <table:table-cell table:style-name="ce10" office:value-type="date" office:date-value="1927-01-24">
            <text:p>01/24/1927 00:00:00</text:p>
          </table:table-cell>
          <table:table-cell table:style-name="ce13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3"/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office:value-type="string">
            <text:p>Day diff (float):</text:p>
          </table:table-cell>
          <table:table-cell table:style-name="Default" table:formula="of:=VALUE([.$C$16]-[.$C$15])" office:value-type="float" office:value="93">
            <text:p>9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" office:value-type="string">
            <text:p>Timestamp1 as DO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3)" office:value-type="float" office:value="744">
            <text:p>744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6)" office:value-type="float" office:value="372">
            <text:p>372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8)" office:value-type="float" office:value="279">
            <text:p>279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2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+ ([.C$20] * [.$C5])" office:value-type="date" office:date-value="1926-10-23">
            <text:p>10/23/1926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F$20] * [.$C5])" office:value-type="date" office:date-value="1926-10-23">
            <text:p>10/23/1926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I$20] * [.$C5])" office:value-type="date" office:date-value="1926-10-23">
            <text:p>10/23/1926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L$20] * [.$C5])" office:value-type="date" office:date-value="1926-10-23">
            <text:p>10/23/1926 00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RE:</text:p>
          </table:table-cell>
          <table:table-cell table:formula="of:=[.$C$15] + ([.$C$20] * [.$C6])" office:value-type="date" office:date-value="1927-01-24">
            <text:p>01/24/1927 00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F$20] * [.$C6])" office:value-type="date" office:date-value="1926-12-08T12:00:00">
            <text:p>12/08/1926 12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I$20] * [.$C6])" office:value-type="date" office:date-value="1926-11-26T21:00:00">
            <text:p>11/26/1926 21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L$20] * [.$C6])" office:value-type="date" office:date-value="1926-11-15T06:00:00">
            <text:p>11/15/1926 06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MI:</text:p>
          </table:table-cell>
          <table:table-cell table:formula="of:=[.$C$15] + ([.$C$20] * [.$C7])" office:value-type="date" office:date-value="1927-04-27">
            <text:p>04/27/1927 00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+ ([.F$20] * [.$C7])" office:value-type="date" office:date-value="1927-01-24">
            <text:p>01/24/1927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I$20] * [.$C7])" office:value-type="date" office:date-value="1926-12-31T18:00:00">
            <text:p>12/31/1926 18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L$20] * [.$C7])" office:value-type="date" office:date-value="1926-12-08T12:00:00">
            <text:p>12/08/1926 12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+ ([.$C$20] * [.$C8])" office:value-type="date" office:date-value="1927-06-28">
            <text:p>06/28/1927 00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+ ([.F$20] * [.$C8])" office:value-type="date" office:date-value="1927-02-24">
            <text:p>02/24/1927 00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+ ([.I$20] * [.$C8])" office:value-type="date" office:date-value="1927-01-24">
            <text:p>01/24/1927 00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+ ([.L$20] * [.$C8])" office:value-type="date" office:date-value="1926-12-24">
            <text:p>12/24/1926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+ ([.$C$20] * [.$C9])" office:value-type="date" office:date-value="1927-10-30">
            <text:p>10/30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+ ([.F$20] * [.$C9])" office:value-type="date" office:date-value="1927-04-27">
            <text:p>04/27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+ ([.I$20] * [.$C9])" office:value-type="date" office:date-value="1927-03-11T12:00:00">
            <text:p>03/11/1927 12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+ ([.L$20] * [.$C9])" office:value-type="date" office:date-value="1927-01-24">
            <text:p>01/24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+ ([.$C$20] * [.$C10])" office:value-type="date" office:date-value="1928-03-02">
            <text:p>03/02/1928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+ ([.F$20] * [.$C10])" office:value-type="date" office:date-value="1927-06-28">
            <text:p>06/28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+ ([.I$20] * [.$C10])" office:value-type="date" office:date-value="1927-04-26T23:59:59.9999984">
            <text:p>04/27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+ ([.L$20] * [.$C10])" office:value-type="date" office:date-value="1927-02-23T23:59:59.9999989">
            <text:p>02/24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+ ([.$C$20] * [.$C11])" office:value-type="date" office:date-value="1928-08-04">
            <text:p>08/04/1928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F$20] * [.$C11])" office:value-type="date" office:date-value="1927-09-13T12:00:00">
            <text:p>09/13/1927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I$20] * [.$C11])" office:value-type="date" office:date-value="1927-06-24T03:00:00">
            <text:p>06/24/1927 03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L$20] * [.$C11])" office:value-type="date" office:date-value="1927-04-03T18:00:00">
            <text:p>04/03/1927 18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+ ([.$C$20] * [.$C12])" office:value-type="date" office:date-value="1928-11-05">
            <text:p>11/05/1928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F$20] * [.$C12])" office:value-type="date" office:date-value="1927-10-30">
            <text:p>10/30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I$20] * [.$C12])" office:value-type="date" office:date-value="1927-07-29">
            <text:p>07/29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L$20] * [.$C12])" office:value-type="date" office:date-value="1927-04-27">
            <text:p>04/27/1927 00:00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16)" office:value-type="float" office:value="139.5">
            <text:p>139.5</text:p>
          </table:table-cell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21)" office:value-type="float" office:value="106.285714285714">
            <text:p>106.2857142857</text:p>
          </table:table-cell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24)" office:value-type="float" office:value="93">
            <text:p>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+ ([.C$31] * [.$C5])" office:value-type="date" office:date-value="1926-10-23">
            <text:p>10/23/1926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F$31] * [.$C5])" office:value-type="date" office:date-value="1926-10-23">
            <text:p>10/23/1926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I$31] * [.$C5])" office:value-type="date" office:date-value="1926-10-23">
            <text:p>10/23/1926 00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RE:</text:p>
          </table:table-cell>
          <table:table-cell table:formula="of:=[.$C$15] + ([.C$31] * [.$C6])" office:value-type="date" office:date-value="1926-11-09T10:30:00">
            <text:p>11/09/1926 10:3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F$31] * [.$C6])" office:value-type="date" office:date-value="1926-11-05T06:51:25.7142857">
            <text:p>11/05/1926 06:51:26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I$31] * [.$C6])" office:value-type="date" office:date-value="1926-11-03T15:00:00">
            <text:p>11/03/1926 15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+ ([.C$31] * [.$C7])" office:value-type="date" office:date-value="1926-11-26T21:00:00">
            <text:p>11/26/1926 21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F$31] * [.$C7])" office:value-type="date" office:date-value="1926-11-18T13:42:51.4285715">
            <text:p>11/18/1926 13:42:51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I$31] * [.$C7])" office:value-type="date" office:date-value="1926-11-15T06:00:00">
            <text:p>11/15/1926 06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+ ([.C$31] * [.$C8])" office:value-type="date" office:date-value="1926-12-08T12:00:00">
            <text:p>12/08/1926 12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+ ([.F$31] * [.$C8])" office:value-type="date" office:date-value="1926-11-27T10:17:08.5714285">
            <text:p>11/27/1926 10:17:09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+ ([.I$31] * [.$C8])" office:value-type="date" office:date-value="1926-11-23">
            <text:p>11/23/1926 00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SO:</text:p>
          </table:table-cell>
          <table:table-cell table:formula="of:=[.$C$15] + ([.C$31] * [.$C9])" office:value-type="date" office:date-value="1926-12-31T18:00:00">
            <text:p>12/31/1926 18:00:00</text:p>
          </table:table-cell>
          <table:table-cell/>
          <table:table-cell table:style-name="ce7" office:value-type="string">
            <text:p>SO:</text:p>
          </table:table-cell>
          <table:table-cell table:style-name="ce11" table:formula="of:=[.$C$15] + ([.F$31] * [.$C9])" office:value-type="date" office:date-value="1926-12-15T03:25:42.8571428">
            <text:p>12/15/1926 03:25:43</text:p>
          </table:table-cell>
          <table:table-cell/>
          <table:table-cell table:style-name="ce7" office:value-type="string">
            <text:p>SO:</text:p>
          </table:table-cell>
          <table:table-cell table:style-name="ce11" table:formula="of:=[.$C$15] + ([.I$31] * [.$C9])" office:value-type="date" office:date-value="1926-12-08T12:00:00">
            <text:p>12/08/1926 12:00: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LA:</text:p>
          </table:table-cell>
          <table:table-cell table:formula="of:=[.$C$15] + ([.C$31] * [.$C10])" office:value-type="date" office:date-value="1927-01-23T23:59:59.9999992">
            <text:p>01/24/1927 00:00:00</text:p>
          </table:table-cell>
          <table:table-cell/>
          <table:table-cell table:style-name="ce7" office:value-type="string">
            <text:p>LA:</text:p>
          </table:table-cell>
          <table:table-cell table:style-name="ce11" table:formula="of:=[.$C$15] + ([.F$31] * [.$C10])" office:value-type="date" office:date-value="1927-01-01T20:34:17.1428565">
            <text:p>01/01/1927 20:34:17</text:p>
          </table:table-cell>
          <table:table-cell/>
          <table:table-cell table:style-name="ce7" office:value-type="string">
            <text:p>LA:</text:p>
          </table:table-cell>
          <table:table-cell table:style-name="ce11" table:formula="of:=[.$C$15] + ([.I$31] * [.$C10])" office:value-type="date" office:date-value="1926-12-24">
            <text:p>12/24/1926 00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+ ([.C$31] * [.$C11])" office:value-type="date" office:date-value="1927-02-22T01:30:00">
            <text:p>02/22/1927 01:3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+ ([.F$31] * [.$C11])" office:value-type="date" office:date-value="1927-01-24">
            <text:p>01/24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I$31] * [.$C11])" office:value-type="date" office:date-value="1927-01-12T09:00:00">
            <text:p>01/12/1927 09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+ ([.C$31] * [.$C12])" office:value-type="date" office:date-value="1927-03-11T12:00:00">
            <text:p>03/11/1927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F$31] * [.$C12])" office:value-type="date" office:date-value="1927-02-06T06:51:25.7142857">
            <text:p>02/06/1927 06:51:26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I$31] * [.$C12])" office:value-type="date" office:date-value="1927-01-24">
            <text:p>01/24/1927 00:00:00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" office:value-type="string">
            <text:p>Timestamp1 as RE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3)" office:value-type="float" office:value="744">
            <text:p>744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5)" office:value-type="float" office:value="446.4">
            <text:p>446.4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9)" office:value-type="float" office:value="248">
            <text:p>24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3)" office:value-type="float" office:value="171.692307692308">
            <text:p>171.69230769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0.125 * [.C$43]) + ([.C$43] * [.$C5])" office:value-type="date" office:date-value="1926-07-22">
            <text:p>07/22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F$43]) + ([.F$43] * [.$C5])" office:value-type="date" office:date-value="1926-08-28T04:48:00.0000001">
            <text:p>08/28/1926 04:48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I$43]) + ([.I$43] * [.$C5])" office:value-type="date" office:date-value="1926-09-22">
            <text:p>09/22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L$43]) + ([.L$43] * [.$C5])" office:value-type="date" office:date-value="1926-10-01T12:55:23.076923">
            <text:p>10/01/1926 12:55:2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RE:</text:p>
          </table:table-cell>
          <table:table-cell table:formula="of:=[.$C$15] - (0.125 * [.C$43]) + ([.C$43] * [.$C6])" office:value-type="date" office:date-value="1926-10-23">
            <text:p>10/23/1926 00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F$43]) + ([.F$43] * [.$C6])" office:value-type="date" office:date-value="1926-10-23">
            <text:p>10/23/1926 00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I$43]) + ([.I$43] * [.$C6])" office:value-type="date" office:date-value="1926-10-23">
            <text:p>10/23/1926 00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L$43]) + ([.L$43] * [.$C6])" office:value-type="date" office:date-value="1926-10-23">
            <text:p>10/23/1926 00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MI:</text:p>
          </table:table-cell>
          <table:table-cell table:formula="of:=[.$C$15] - (0.125 * [.C$43]) + ([.C$43] * [.$C7])" office:value-type="date" office:date-value="1927-01-24">
            <text:p>01/24/1927 00:00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F$43]) + ([.F$43] * [.$C7])" office:value-type="date" office:date-value="1926-12-17T19:12:00.0000001">
            <text:p>12/17/1926 19:12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I$43]) + ([.I$43] * [.$C7])" office:value-type="date" office:date-value="1926-11-23">
            <text:p>11/23/1926 00:00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L$43]) + ([.L$43] * [.$C7])" office:value-type="date" office:date-value="1926-11-13T11:04:36.9230768">
            <text:p>11/13/1926 11:04:37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- (0.125 * [.C$43]) + ([.C$43] * [.$C8])" office:value-type="date" office:date-value="1927-03-27">
            <text:p>03/27/1927 00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0.125 * [.F$43]) + ([.F$43] * [.$C8])" office:value-type="date" office:date-value="1927-01-24">
            <text:p>01/24/1927 00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0.125 * [.I$43]) + ([.I$43] * [.$C8])" office:value-type="date" office:date-value="1926-12-13T15:59:59.9999999">
            <text:p>12/13/1926 16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0.125 * [.L$43]) + ([.L$43] * [.$C8])" office:value-type="date" office:date-value="1926-11-27T18:27:41.5384615">
            <text:p>11/27/1926 18:27:4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0.125 * [.C$43]) + ([.C$43] * [.$C9])" office:value-type="date" office:date-value="1927-07-29">
            <text:p>07/29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0.125 * [.F$43]) + ([.F$43] * [.$C9])" office:value-type="date" office:date-value="1927-04-08T09:36:00.0000001">
            <text:p>04/08/1927 09:36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0.125 * [.I$43]) + ([.I$43] * [.$C9])" office:value-type="date" office:date-value="1927-01-24">
            <text:p>01/24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0.125 * [.L$43]) + ([.L$43] * [.$C9])" office:value-type="date" office:date-value="1926-12-26T09:13:50.7692308">
            <text:p>12/26/1926 09:13:5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0.125 * [.C$43]) + ([.C$43] * [.$C10])" office:value-type="date" office:date-value="1927-11-30">
            <text:p>11/30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0.125 * [.F$43]) + ([.F$43] * [.$C10])" office:value-type="date" office:date-value="1927-06-21T19:11:59.999997">
            <text:p>06/21/1927 19:12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0.125 * [.I$43]) + ([.I$43] * [.$C10])" office:value-type="date" office:date-value="1927-03-06T07:59:59.9999986">
            <text:p>03/06/1927 08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0.125 * [.L$43]) + ([.L$43] * [.$C10])" office:value-type="date" office:date-value="1927-01-23T23:59:59.9999989">
            <text:p>01/24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0.125 * [.C$43]) + ([.C$43] * [.$C11])" office:value-type="date" office:date-value="1928-05-03">
            <text:p>05/03/1928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F$43]) + ([.F$43] * [.$C11])" office:value-type="date" office:date-value="1927-09-22T19:12:00">
            <text:p>09/22/1927 19:12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I$43]) + ([.I$43] * [.$C11])" office:value-type="date" office:date-value="1927-04-27">
            <text:p>04/27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L$43]) + ([.L$43] * [.$C11])" office:value-type="date" office:date-value="1927-02-28T18:27:41.5384615">
            <text:p>02/28/1927 18:27:4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0.125 * [.C$43]) + ([.C$43] * [.$C12])" office:value-type="date" office:date-value="1928-08-04">
            <text:p>08/04/1928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0.125 * [.F$43]) + ([.F$43] * [.$C12])" office:value-type="date" office:date-value="1927-11-17T14:24:00">
            <text:p>11/17/1927 14:24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0.125 * [.I$43]) + ([.I$43] * [.$C12])" office:value-type="date" office:date-value="1927-05-28">
            <text:p>05/28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0.125 * [.L$43]) + ([.L$43] * [.$C12])" office:value-type="date" office:date-value="1927-03-22T05:32:18.4615385">
            <text:p>03/22/1927 05:32: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18)" office:value-type="float" office:value="124">
            <text:p>124</text:p>
          </table:table-cell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21)" office:value-type="float" office:value="106.285714285714">
            <text:p>106.285714285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0.125 * [.C$54]) + ([.C$54] * [.$C5])" office:value-type="date" office:date-value="1926-10-07T12:00:00">
            <text:p>10/07/1926 12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F$54]) + ([.F$54] * [.$C5])" office:value-type="date" office:date-value="1926-10-09T17:08:34.2857143">
            <text:p>10/09/1926 17:08:34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RE:</text:p>
          </table:table-cell>
          <table:table-cell table:formula="of:=[.$C$15] - (0.125 * [.C$54]) + ([.C$54] * [.$C6])" office:value-type="date" office:date-value="1926-10-23">
            <text:p>10/23/1926 00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F$54]) + ([.F$54] * [.$C6])" office:value-type="date" office:date-value="1926-10-23">
            <text:p>10/23/1926 00:00:00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MI:</text:p>
          </table:table-cell>
          <table:table-cell table:formula="of:=[.$C$15] - (0.125 * [.C$54]) + ([.C$54] * [.$C7])" office:value-type="date" office:date-value="1926-11-07T12:00:00">
            <text:p>11/07/1926 12:00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F$54]) + ([.F$54] * [.$C7])" office:value-type="date" office:date-value="1926-11-05T06:51:25.7142858">
            <text:p>11/05/1926 06:51:26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- (0.125 * [.C$54]) + ([.C$54] * [.$C8])" office:value-type="date" office:date-value="1926-11-17T19:59:59.9999999">
            <text:p>11/17/1926 20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0.125 * [.F$54]) + ([.F$54] * [.$C8])" office:value-type="date" office:date-value="1926-11-14T03:25:42.8571428">
            <text:p>11/14/1926 03:25:43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0.125 * [.C$54]) + ([.C$54] * [.$C9])" office:value-type="date" office:date-value="1926-12-08T12:00:00">
            <text:p>12/08/1926 12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0.125 * [.F$54]) + ([.F$54] * [.$C9])" office:value-type="date" office:date-value="1926-12-01T20:34:17.1428572">
            <text:p>12/01/1926 20:34:17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0.125 * [.C$54]) + ([.C$54] * [.$C10])" office:value-type="date" office:date-value="1926-12-29T03:59:59.9999993">
            <text:p>12/29/1926 04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0.125 * [.F$54]) + ([.F$54] * [.$C10])" office:value-type="date" office:date-value="1926-12-19T13:42:51.4285709">
            <text:p>12/19/1926 13:42:5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TI:</text:p>
          </table:table-cell>
          <table:table-cell table:formula="of:=[.$C$15] - (0.125 * [.C$54]) + ([.C$54] * [.$C11])" office:value-type="date" office:date-value="1927-01-24">
            <text:p>01/24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F$54]) + ([.F$54] * [.$C11])" office:value-type="date" office:date-value="1927-01-10T17:08:34.2857143">
            <text:p>01/10/1927 17:08:34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0.125 * [.C$54]) + ([.C$54] * [.$C12])" office:value-type="date" office:date-value="1927-02-08T12:00:00">
            <text:p>02/08/1927 12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- (0.125 * [.F$54]) + ([.F$54] * [.$C12])" office:value-type="date" office:date-value="1927-01-24">
            <text:p>01/24/1927 00:00:00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" office:value-type="string">
            <text:p>Timestamp1 as MI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2)" office:value-type="float" office:value="1116">
            <text:p>1116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6)" office:value-type="float" office:value="372">
            <text:p>372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0)" office:value-type="float" office:value="223.2">
            <text:p>223.2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5)" office:value-type="float" office:value="148.8">
            <text:p>148.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6/24) * [.C$66]) + ([.C$66] * [.$C5])" office:value-type="date" office:date-value="1926-01-17">
            <text:p>01/17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6/24) * [.F$66]) + ([.F$66] * [.$C5])" office:value-type="date" office:date-value="1926-07-22">
            <text:p>07/22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6/24) * [.I$66]) + ([.I$66] * [.$C5])" office:value-type="date" office:date-value="1926-08-28T04:48:00.0000001">
            <text:p>08/28/1926 04:48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6/24) * [.L$66]) + ([.L$66] * [.$C5])" office:value-type="date" office:date-value="1926-09-15T19:11:59.9999999">
            <text:p>09/15/1926 19:12: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6/24) * [.C$66]) + ([.C$66] * [.$C6])" office:value-type="date" office:date-value="1926-06-05T12:00:00">
            <text:p>06/05/1926 12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6/24) * [.F$66]) + ([.F$66] * [.$C6])" office:value-type="date" office:date-value="1926-09-06T12:00:00">
            <text:p>09/06/1926 12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6/24) * [.I$66]) + ([.I$66] * [.$C6])" office:value-type="date" office:date-value="1926-09-25T02:24:00">
            <text:p>09/25/1926 02:24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6/24) * [.L$66]) + ([.L$66] * [.$C6])" office:value-type="date" office:date-value="1926-10-04T09:36:00">
            <text:p>10/04/1926 09:36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MI:</text:p>
          </table:table-cell>
          <table:table-cell table:formula="of:=[.$C$15] - ((6/24) * [.C$66]) + ([.C$66] * [.$C7])" office:value-type="date" office:date-value="1926-10-23">
            <text:p>10/23/1926 00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- ((6/24) * [.F$66]) + ([.F$66] * [.$C7])" office:value-type="date" office:date-value="1926-10-23">
            <text:p>10/23/1926 00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- ((6/24) * [.I$66]) + ([.I$66] * [.$C7])" office:value-type="date" office:date-value="1926-10-23">
            <text:p>10/23/1926 00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- ((6/24) * [.L$66]) + ([.L$66] * [.$C7])" office:value-type="date" office:date-value="1926-10-23">
            <text:p>10/23/1926 00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A:</text:p>
          </table:table-cell>
          <table:table-cell table:formula="of:=[.$C$15] - ((6/24) * [.C$66]) + ([.C$66] * [.$C8])" office:value-type="date" office:date-value="1927-01-24">
            <text:p>01/24/1927 00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(6/24) * [.F$66]) + ([.F$66] * [.$C8])" office:value-type="date" office:date-value="1926-11-23">
            <text:p>11/23/1926 00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(6/24) * [.I$66]) + ([.I$66] * [.$C8])" office:value-type="date" office:date-value="1926-11-10T14:24:00">
            <text:p>11/10/1926 14:24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(6/24) * [.L$66]) + ([.L$66] * [.$C8])" office:value-type="date" office:date-value="1926-11-04T09:36:00">
            <text:p>11/04/1926 09:36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(6/24) * [.C$66]) + ([.C$66] * [.$C9])" office:value-type="date" office:date-value="1927-07-29">
            <text:p>07/29/1927 00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(6/24) * [.F$66]) + ([.F$66] * [.$C9])" office:value-type="date" office:date-value="1927-01-24">
            <text:p>01/24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6/24) * [.I$66]) + ([.I$66] * [.$C9])" office:value-type="date" office:date-value="1926-12-17T19:12:00.0000001">
            <text:p>12/17/1926 19:12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6/24) * [.L$66]) + ([.L$66] * [.$C9])" office:value-type="date" office:date-value="1926-11-29T04:47:59.9999999">
            <text:p>11/29/1926 04:48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(6/24) * [.C$66]) + ([.C$66] * [.$C10])" office:value-type="date" office:date-value="1928-01-30T23:59:59.999994">
            <text:p>01/31/1928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6/24) * [.F$66]) + ([.F$66] * [.$C10])" office:value-type="date" office:date-value="1927-03-26T23:59:59.9999978">
            <text:p>03/27/1927 00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(6/24) * [.I$66]) + ([.I$66] * [.$C10])" office:value-type="date" office:date-value="1927-01-23T23:59:59.9999987">
            <text:p>01/24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6/24) * [.L$66]) + ([.L$66] * [.$C10])" office:value-type="date" office:date-value="1926-12-23T23:59:59.9999991">
            <text:p>12/24/1926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6/24) * [.C$66]) + ([.C$66] * [.$C11])" office:value-type="date" office:date-value="1928-09-19T12:00:00">
            <text:p>09/19/1928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6/24) * [.F$66]) + ([.F$66] * [.$C11])" office:value-type="date" office:date-value="1927-06-12T12:00:00">
            <text:p>06/12/1927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6/24) * [.I$66]) + ([.I$66] * [.$C11])" office:value-type="date" office:date-value="1927-03-11T12:00:00">
            <text:p>03/11/1927 12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- ((6/24) * [.L$66]) + ([.L$66] * [.$C11])" office:value-type="date" office:date-value="1927-01-24">
            <text:p>01/24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(6/24) * [.C$66]) + ([.C$66] * [.$C12])" office:value-type="date" office:date-value="1929-02-06">
            <text:p>02/06/1929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6/24) * [.F$66]) + ([.F$66] * [.$C12])" office:value-type="date" office:date-value="1927-07-29">
            <text:p>07/29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6/24) * [.I$66]) + ([.I$66] * [.$C12])" office:value-type="date" office:date-value="1927-04-08T09:36:00.0000001">
            <text:p>04/08/1927 09:36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6/24) * [.L$66]) + ([.L$66] * [.$C12])" office:value-type="date" office:date-value="1927-02-11T14:23:59.9999999">
            <text:p>02/11/1927 14:24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18)" office:value-type="float" office:value="124">
            <text:p>12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6/24) * [.C$77]) + ([.C$77] * [.$C5])" office:value-type="date" office:date-value="1926-09-22">
            <text:p>09/22/1926 0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6/24) * [.C$77]) + ([.C$77] * [.$C6])" office:value-type="date" office:date-value="1926-10-07T12:00:00">
            <text:p>10/07/1926 12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MI:</text:p>
          </table:table-cell>
          <table:table-cell table:formula="of:=[.$C$15] - ((6/24) * [.C$77]) + ([.C$77] * [.$C7])" office:value-type="date" office:date-value="1926-10-23">
            <text:p>10/23/1926 00:0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- ((6/24) * [.C$77]) + ([.C$77] * [.$C8])" office:value-type="date" office:date-value="1926-11-02T07:59:59.9999999">
            <text:p>11/02/1926 08:0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(6/24) * [.C$77]) + ([.C$77] * [.$C9])" office:value-type="date" office:date-value="1926-11-23">
            <text:p>11/23/1926 00:0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(6/24) * [.C$77]) + ([.C$77] * [.$C10])" office:value-type="date" office:date-value="1926-12-13T15:59:59.9999993">
            <text:p>12/13/1926 16:0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6/24) * [.C$77]) + ([.C$77] * [.$C11])" office:value-type="date" office:date-value="1927-01-08T12:00:00">
            <text:p>01/08/1927 12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- ((6/24) * [.C$77]) + ([.C$77] * [.$C12])" office:value-type="date" office:date-value="1927-01-24">
            <text:p>01/24/1927 00:00:00</text:p>
          </table:table-cell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" office:value-type="string">
            <text:p>Timestamp1 as Fa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4)" office:value-type="float" office:value="558">
            <text:p>55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8)" office:value-type="float" office:value="279">
            <text:p>279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3)" office:value-type="float" office:value="171.692307692308">
            <text:p>171.6923076923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6)" office:value-type="float" office:value="139.5">
            <text:p>139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8/24) * [.C$89]) + ([.C$89] * [.$C5])" office:value-type="date" office:date-value="1926-04-20">
            <text:p>04/20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8/24) * [.F$89]) + ([.F$89] * [.$C5])" office:value-type="date" office:date-value="1926-07-22">
            <text:p>07/22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8/24) * [.I$89]) + ([.I$89] * [.$C5])" office:value-type="date" office:date-value="1926-08-26T18:27:41.5384615">
            <text:p>08/26/1926 18:27:42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8/24) * [.L$89]) + ([.L$89] * [.$C5])" office:value-type="date" office:date-value="1926-09-06T12:00:00">
            <text:p>09/06/1926 12:00: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8/24) * [.C$89]) + ([.C$89] * [.$C6])" office:value-type="date" office:date-value="1926-06-28T18:00:00">
            <text:p>06/28/1926 18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8/24) * [.F$89]) + ([.F$89] * [.$C6])" office:value-type="date" office:date-value="1926-08-25T21:00:00">
            <text:p>08/25/1926 21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8/24) * [.I$89]) + ([.I$89] * [.$C6])" office:value-type="date" office:date-value="1926-09-17T05:32:18.4615385">
            <text:p>09/17/1926 05:32:18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8/24) * [.L$89]) + ([.L$89] * [.$C6])" office:value-type="date" office:date-value="1926-09-23T22:30:00">
            <text:p>09/23/1926 22:30: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8/24) * [.C$89]) + ([.C$89] * [.$C7])" office:value-type="date" office:date-value="1926-09-06T12:00:00">
            <text:p>09/06/1926 12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8/24) * [.F$89]) + ([.F$89] * [.$C7])" office:value-type="date" office:date-value="1926-09-29T18:00:00">
            <text:p>09/29/1926 18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8/24) * [.I$89]) + ([.I$89] * [.$C7])" office:value-type="date" office:date-value="1926-10-08T16:36:55.3846153">
            <text:p>10/08/1926 16:36:55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8/24) * [.L$89]) + ([.L$89] * [.$C7])" office:value-type="date" office:date-value="1926-10-11T09:00:00">
            <text:p>10/11/1926 09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A:</text:p>
          </table:table-cell>
          <table:table-cell table:formula="of:=[.$C$15] - ((8/24) * [.C$89]) + ([.C$89] * [.$C8])" office:value-type="date" office:date-value="1926-10-23">
            <text:p>10/23/1926 00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(8/24) * [.F$89]) + ([.F$89] * [.$C8])" office:value-type="date" office:date-value="1926-10-23">
            <text:p>10/23/1926 00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(8/24) * [.I$89]) + ([.I$89] * [.$C8])" office:value-type="date" office:date-value="1926-10-23">
            <text:p>10/23/1926 00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(8/24) * [.L$89]) + ([.L$89] * [.$C8])" office:value-type="date" office:date-value="1926-10-23">
            <text:p>10/23/1926 00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O:</text:p>
          </table:table-cell>
          <table:table-cell table:formula="of:=[.$C$15] - ((8/24) * [.C$89]) + ([.C$89] * [.$C9])" office:value-type="date" office:date-value="1927-01-24">
            <text:p>01/24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8/24) * [.F$89]) + ([.F$89] * [.$C9])" office:value-type="date" office:date-value="1926-12-08T12:00:00">
            <text:p>12/08/1926 12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8/24) * [.I$89]) + ([.I$89] * [.$C9])" office:value-type="date" office:date-value="1926-11-20T14:46:09.2307692">
            <text:p>11/20/1926 14:46:09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8/24) * [.L$89]) + ([.L$89] * [.$C9])" office:value-type="date" office:date-value="1926-11-15T06:00:00">
            <text:p>11/15/1926 06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(8/24) * [.C$89]) + ([.C$89] * [.$C10])" office:value-type="date" office:date-value="1927-04-26T23:59:59.9999969">
            <text:p>04/27/1927 00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(8/24) * [.F$89]) + ([.F$89] * [.$C10])" office:value-type="date" office:date-value="1927-01-23T23:59:59.9999984">
            <text:p>01/24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8/24) * [.I$89]) + ([.I$89] * [.$C10])" office:value-type="date" office:date-value="1926-12-19T05:32:18.4615374">
            <text:p>12/19/1926 05:32:18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8/24) * [.L$89]) + ([.L$89] * [.$C10])" office:value-type="date" office:date-value="1926-12-08T11:59:59.9999992">
            <text:p>12/08/1926 12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8/24) * [.C$89]) + ([.C$89] * [.$C11])" office:value-type="date" office:date-value="1927-08-21T06:00:00">
            <text:p>08/21/1927 06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8/24) * [.F$89]) + ([.F$89] * [.$C11])" office:value-type="date" office:date-value="1927-03-23T03:00:00">
            <text:p>03/23/1927 03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- ((8/24) * [.I$89]) + ([.I$89] * [.$C11])" office:value-type="date" office:date-value="1927-01-24">
            <text:p>01/24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8/24) * [.L$89]) + ([.L$89] * [.$C11])" office:value-type="date" office:date-value="1927-01-06T13:30:00">
            <text:p>01/06/1927 13:3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(8/24) * [.C$89]) + ([.C$89] * [.$C12])" office:value-type="date" office:date-value="1927-10-30">
            <text:p>10/30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8/24) * [.F$89]) + ([.F$89] * [.$C12])" office:value-type="date" office:date-value="1927-04-27">
            <text:p>04/27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8/24) * [.I$89]) + ([.I$89] * [.$C12])" office:value-type="date" office:date-value="1927-02-14T11:04:36.923077">
            <text:p>02/14/1927 11:04:37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- ((8/24) * [.L$89]) + ([.L$89] * [.$C12])" office:value-type="date" office:date-value="1927-01-24">
            <text:p>01/24/1927 00:00: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" office:value-type="string">
            <text:p>Timestamp1 as So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4)" office:value-type="float" office:value="558">
            <text:p>55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9)" office:value-type="float" office:value="248">
            <text:p>24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2)" office:value-type="float" office:value="186">
            <text:p>1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12/24) * [.C$101]) + ([.C$101] * [.$C5])" office:value-type="date" office:date-value="1926-01-17">
            <text:p>01/17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12/24) * [.F$101]) + ([.F$101] * [.$C5])" office:value-type="date" office:date-value="1926-06-21">
            <text:p>06/21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12/24) * [.I$101]) + ([.I$101] * [.$C5])" office:value-type="date" office:date-value="1926-07-22">
            <text:p>07/22/1926 00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12/24) * [.C$101]) + ([.C$101] * [.$C6])" office:value-type="date" office:date-value="1926-03-27T18:00:00">
            <text:p>03/27/1926 18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12/24) * [.F$101]) + ([.F$101] * [.$C6])" office:value-type="date" office:date-value="1926-07-22">
            <text:p>07/22/1926 00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12/24) * [.I$101]) + ([.I$101] * [.$C6])" office:value-type="date" office:date-value="1926-08-14T06:00:00">
            <text:p>08/14/1926 06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12/24) * [.C$101]) + ([.C$101] * [.$C7])" office:value-type="date" office:date-value="1926-06-05T12:00:00">
            <text:p>06/05/1926 12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12/24) * [.F$101]) + ([.F$101] * [.$C7])" office:value-type="date" office:date-value="1926-08-22">
            <text:p>08/22/1926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12/24) * [.I$101]) + ([.I$101] * [.$C7])" office:value-type="date" office:date-value="1926-09-06T12:00:00">
            <text:p>09/06/1926 12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- ((12/24) * [.C$101]) + ([.C$101] * [.$C8])" office:value-type="date" office:date-value="1926-07-22">
            <text:p>07/22/1926 00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- ((12/24) * [.F$101]) + ([.F$101] * [.$C8])" office:value-type="date" office:date-value="1926-09-11T15:59:59.9999999">
            <text:p>09/11/1926 16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- ((12/24) * [.I$101]) + ([.I$101] * [.$C8])" office:value-type="date" office:date-value="1926-09-22">
            <text:p>09/22/1926 00:00: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SO:</text:p>
          </table:table-cell>
          <table:table-cell table:formula="of:=[.$C$15] - ((12/24) * [.C$101]) + ([.C$101] * [.$C9])" office:value-type="date" office:date-value="1926-10-23">
            <text:p>10/23/1926 00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(12/24) * [.F$101]) + ([.F$101] * [.$C9])" office:value-type="date" office:date-value="1926-10-23">
            <text:p>10/23/1926 00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(12/24) * [.I$101]) + ([.I$101] * [.$C9])" office:value-type="date" office:date-value="1926-10-23">
            <text:p>10/23/1926 00:00: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LA:</text:p>
          </table:table-cell>
          <table:table-cell table:formula="of:=[.$C$15] - ((12/24) * [.C$101]) + ([.C$101] * [.$C10])" office:value-type="date" office:date-value="1927-01-23T23:59:59.9999969">
            <text:p>01/24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12/24) * [.F$101]) + ([.F$101] * [.$C10])" office:value-type="date" office:date-value="1926-12-03T07:59:59.9999986">
            <text:p>12/03/1926 08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12/24) * [.I$101]) + ([.I$101] * [.$C10])" office:value-type="date" office:date-value="1926-11-22T23:59:59.9999989">
            <text:p>11/23/1926 00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12/24) * [.C$101]) + ([.C$101] * [.$C11])" office:value-type="date" office:date-value="1927-05-20T06:00:00">
            <text:p>05/20/1927 06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- ((12/24) * [.F$101]) + ([.F$101] * [.$C11])" office:value-type="date" office:date-value="1927-01-24">
            <text:p>01/24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12/24) * [.I$101]) + ([.I$101] * [.$C11])" office:value-type="date" office:date-value="1926-12-31T18:00:00">
            <text:p>12/31/1926 18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(12/24) * [.C$101]) + ([.C$101] * [.$C12])" office:value-type="date" office:date-value="1927-07-29">
            <text:p>07/29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12/24) * [.F$101]) + ([.F$101] * [.$C12])" office:value-type="date" office:date-value="1927-02-24">
            <text:p>02/24/1927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- ((12/24) * [.I$101]) + ([.I$101] * [.$C12])" office:value-type="date" office:date-value="1927-01-24">
            <text:p>01/24/1927 00:00:00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" office:value-type="string">
            <text:p>Timestamp1 as La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5)" office:value-type="float" office:value="446.4">
            <text:p>446.4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8)" office:value-type="float" office:value="279">
            <text:p>27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16/24) * [.C$113]) + ([.C$113] * [.$C5])" office:value-type="date" office:date-value="1925-12-29T09:36:00">
            <text:p>12/29/1925 09:36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16/24) * [.F$113]) + ([.F$113] * [.$C5])" office:value-type="date" office:date-value="1926-04-20">
            <text:p>04/20/1926 00:00:00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16/24) * [.C$113]) + ([.C$113] * [.$C6])" office:value-type="date" office:date-value="1926-02-23T04:47:59.9999999">
            <text:p>02/23/1926 04:48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16/24) * [.F$113]) + ([.F$113] * [.$C6])" office:value-type="date" office:date-value="1926-05-24T21:00:00">
            <text:p>05/24/1926 21:00:00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16/24) * [.C$113]) + ([.C$113] * [.$C7])" office:value-type="date" office:date-value="1926-04-20">
            <text:p>04/20/1926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16/24) * [.F$113]) + ([.F$113] * [.$C7])" office:value-type="date" office:date-value="1926-06-28T18:00:00">
            <text:p>06/28/1926 18:00:00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- ((16/24) * [.C$113]) + ([.C$113] * [.$C8])" office:value-type="date" office:date-value="1926-05-27T04:47:59.9999999">
            <text:p>05/27/1926 04:48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- ((16/24) * [.F$113]) + ([.F$113] * [.$C8])" office:value-type="date" office:date-value="1926-07-22">
            <text:p>07/22/1926 00:00:00</text:p>
          </table:table-cell>
          <table:table-cell table:number-columns-repeated="10"/>
        </table:table-row>
        <table:table-row table:style-name="ro2">
          <table:table-cell/>
          <table:table-cell table:style-name="ce8" office:value-type="string">
            <text:p>SO:</text:p>
          </table:table-cell>
          <table:table-cell table:formula="of:=[.$C$15] - ((16/24) * [.C$113]) + ([.C$113] * [.$C9])" office:value-type="date" office:date-value="1926-08-09T14:24:00">
            <text:p>08/09/1926 14:24:00</text:p>
          </table:table-cell>
          <table:table-cell/>
          <table:table-cell table:style-name="ce8" office:value-type="string">
            <text:p>SO:</text:p>
          </table:table-cell>
          <table:table-cell table:style-name="ce11" table:formula="of:=[.$C$15] - ((16/24) * [.F$113]) + ([.F$113] * [.$C9])" office:value-type="date" office:date-value="1926-09-06T12:00:00">
            <text:p>09/06/1926 12:00:00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LA:</text:p>
          </table:table-cell>
          <table:table-cell table:formula="of:=[.$C$15] - ((16/24) * [.C$113]) + ([.C$113] * [.$C10])" office:value-type="date" office:date-value="1926-10-22T23:59:59.9999973">
            <text:p>10/23/1926 00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(16/24) * [.F$113]) + ([.F$113] * [.$C10])" office:value-type="date" office:date-value="1926-10-22T23:59:59.9999984">
            <text:p>10/23/1926 00:00:00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TI:</text:p>
          </table:table-cell>
          <table:table-cell table:formula="of:=[.$C$15] - ((16/24) * [.C$113]) + ([.C$113] * [.$C11])" office:value-type="date" office:date-value="1927-01-24">
            <text:p>01/24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16/24) * [.F$113]) + ([.F$113] * [.$C11])" office:value-type="date" office:date-value="1926-12-20T03:00:00">
            <text:p>12/20/1926 03:00:00</text:p>
          </table:table-cell>
          <table:table-cell table:number-columns-repeated="10"/>
        </table:table-row>
        <table:table-row table:style-name="ro2">
          <table:table-cell/>
          <table:table-cell table:style-name="ce6" office:value-type="string">
            <text:p>DO:</text:p>
          </table:table-cell>
          <table:table-cell table:formula="of:=[.$C$15] - ((16/24) * [.C$113]) + ([.C$113] * [.$C12])" office:value-type="date" office:date-value="1927-03-20T19:11:59.9999999">
            <text:p>03/20/1927 19:12:00</text:p>
          </table:table-cell>
          <table:table-cell/>
          <table:table-cell table:style-name="ce14" office:value-type="string">
            <text:p>DO:</text:p>
          </table:table-cell>
          <table:table-cell table:style-name="ce11" table:formula="of:=[.$C$15] - ((16/24) * [.F$113]) + ([.F$113] * [.$C12])" office:value-type="date" office:date-value="1927-01-24">
            <text:p>01/24/1927 00:00:00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" office:value-type="string">
            <text:p>Timestamp1 as Ti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3)" office:value-type="float" office:value="744">
            <text:p>74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21/24) * [.C$125]) + ([.C$125] * [.$C5])" office:value-type="date" office:date-value="1925-01-10">
            <text:p>01/10/1925 0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21/24) * [.C$125]) + ([.C$125] * [.$C6])" office:value-type="date" office:date-value="1925-04-13">
            <text:p>04/13/1925 0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21/24) * [.C$125]) + ([.C$125] * [.$C7])" office:value-type="date" office:date-value="1925-07-15">
            <text:p>07/15/1925 0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- ((21/24) * [.C$125]) + ([.C$125] * [.$C8])" office:value-type="date" office:date-value="1925-09-15">
            <text:p>09/15/1925 00:00:00</text:p>
          </table:table-cell>
          <table:table-cell table:number-columns-repeated="13"/>
        </table:table-row>
        <table:table-row table:style-name="ro2">
          <table:table-cell/>
          <table:table-cell table:style-name="ce8" office:value-type="string">
            <text:p>SO:</text:p>
          </table:table-cell>
          <table:table-cell table:formula="of:=[.$C$15] - ((21/24) * [.C$125]) + ([.C$125] * [.$C9])" office:value-type="date" office:date-value="1926-01-17">
            <text:p>01/17/1926 0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LA:</text:p>
          </table:table-cell>
          <table:table-cell table:formula="of:=[.$C$15] - ((21/24) * [.C$125]) + ([.C$125] * [.$C10])" office:value-type="date" office:date-value="1926-05-20T23:59:59.9999958">
            <text:p>05/21/1926 00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TI:</text:p>
          </table:table-cell>
          <table:table-cell table:formula="of:=[.$C$15] - ((21/24) * [.C$125]) + ([.C$125] * [.$C11])" office:value-type="date" office:date-value="1926-10-23">
            <text:p>10/23/1926 00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- ((21/24) * [.C$125]) + ([.C$125] * [.$C12])" office:value-type="date" office:date-value="1927-01-24">
            <text:p>01/24/1927 00:00:00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ohit Hindi1" svg:font-family="'Lohit Hind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9/14/2013</text:date>, <text:time>18:2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yan </meta:initial-creator>
    <meta:creation-date>2013-03-06T17:35:01</meta:creation-date>
    <dc:date>2013-09-14T18:29:51</dc:date>
    <meta:editing-duration>PT14H8M28S</meta:editing-duration>
    <meta:editing-cycles>4</meta:editing-cycles>
    <meta:generator>LibreOffice/3.3$Unix LibreOffice_project/330m18$Build-4</meta:generator>
    <meta:document-statistic meta:table-count="1" meta:cell-count="536" meta:object-count="0"/>
  </office:meta>
</office:document-meta>
</file>